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1.86mm"/>
    </style:style>
    <style:style style:name="co3" style:family="table-column">
      <style:table-column-properties fo:break-before="auto" style:column-width="38.91mm"/>
    </style:style>
    <style:style style:name="co4" style:family="table-column">
      <style:table-column-properties fo:break-before="auto" style:column-width="50.3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PageStyle_5f_ResGeo202Homework5Data2015.csv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ResGeo202Homework5Data2015.csv" table:style-name="ta1">
        <office:forms form:automatic-focus="false" form:apply-design-mode="false"/>
        <table:shapes>
          <draw:frame draw:z-index="0" draw:style-name="gr1" draw:text-style-name="P1" svg:width="159.85mm" svg:height="90.14mm" svg:x="432.95mm" svg:y="2.47mm">
            <loext:p draw:notify-on-update-of-ranges="'ResGeo202Homework5Data2015.csv'.I12:'ResGeo202Homework5Data2015.csv'.I32 'ResGeo202Homework5Data2015.csv'.J12:'ResGeo202Homework5Data2015.csv'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6.71mm" svg:height="117.39mm" svg:x="443.12mm" svg:y="205.08mm">
            <loext:p draw:notify-on-update-of-ranges="'ResGeo202Homework5Data2015.csv'.A2:'ResGeo202Homework5Data2015.csv'.A29 'ResGeo202Homework5Data2015.csv'.E2:'ResGeo202Homework5Data2015.csv'.E29 'ResGeo202Homework5Data2015.csv'.C2:'ResGeo202Homework5Data2015.csv'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44.22mm" svg:y="109.57mm">
            <loext:p draw:notify-on-update-of-ranges="'ResGeo202Homework5Data2015.csv'.L12:'ResGeo202Homework5Data2015.csv'.L31 'ResGeo202Homework5Data2015.csv'.M12:'ResGeo202Homework5Data2015.csv'.M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59.58mm" svg:y="213.27mm">
            <loext:p draw:notify-on-update-of-ranges="'ResGeo202Homework5Data2015.csv'.B2:'ResGeo202Homework5Data2015.csv'.B29 'ResGeo202Homework5Data2015.csv'.E2:'ResGeo202Homework5Data2015.csv'.E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48.74mm" svg:y="311.03mm">
            <loext:p draw:notify-on-update-of-ranges="'ResGeo202Homework5Data2015.csv'.C2:'ResGeo202Homework5Data2015.csv'.C29 'ResGeo202Homework5Data2015.csv'.E2:'ResGeo202Homework5Data2015.csv'.E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71.23mm" svg:y="218.43mm">
            <loext:p draw:notify-on-update-of-ranges="'ResGeo202Homework5Data2015.csv'.D2:'ResGeo202Homework5Data2015.csv'.D29 'ResGeo202Homework5Data2015.csv'.E2:'ResGeo202Homework5Data2015.csv'.E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epth_feet</text:p>
          </table:table-cell>
          <table:table-cell table:style-name="ce1" office:value-type="string" calcext:value-type="string">
            <text:p>strike_degrees</text:p>
          </table:table-cell>
          <table:table-cell table:style-name="ce1" office:value-type="string" calcext:value-type="string">
            <text:p>dip_degrees</text:p>
          </table:table-cell>
          <table:table-cell table:style-name="ce1" office:value-type="string" calcext:value-type="string">
            <text:p>dip_direction_degrees</text:p>
          </table:table-cell>
          <table:table-cell table:style-name="ce1" office:value-type="string" calcext:value-type="string">
            <text:p>aperture_millimeters</text:p>
          </table:table-cell>
          <table:table-cell table:number-columns-repeated="2"/>
          <table:table-cell table:style-name="ce1" office:value-type="string" calcext:value-type="string">
            <text:p>Dip direction is 90 degrees to the right of strike</text:p>
          </table:table-cell>
          <table:table-cell table:number-columns-repeated="1016"/>
        </table:table-row>
        <table:table-row table:style-name="ro2">
          <table:table-cell table:style-name="ce1" office:value-type="float" office:value="5200.824" calcext:value-type="float">
            <text:p>5200.824</text:p>
          </table:table-cell>
          <table:table-cell table:style-name="ce1" office:value-type="float" office:value="228.25" calcext:value-type="float">
            <text:p>228.25</text:p>
          </table:table-cell>
          <table:table-cell table:style-name="ce1" office:value-type="float" office:value="76.41" calcext:value-type="float">
            <text:p>76.41</text:p>
          </table:table-cell>
          <table:table-cell table:style-name="ce1" office:value-type="float" office:value="318.25" calcext:value-type="float">
            <text:p>318.25</text:p>
          </table:table-cell>
          <table:table-cell table:style-name="ce1" office:value-type="float" office:value="4.31" calcext:value-type="float">
            <text:p>4.31</text:p>
          </table:table-cell>
          <table:table-cell/>
          <table:table-cell table:formula="of:=CONCATENATE([.B2];&quot;,&quot;;[.C2])" office:value-type="string" office:string-value="228.25,76.41" calcext:value-type="string">
            <text:p>228.25,76.41</text:p>
          </table:table-cell>
          <table:table-cell table:number-columns-repeated="1017"/>
        </table:table-row>
        <table:table-row table:style-name="ro2">
          <table:table-cell table:style-name="ce1" office:value-type="float" office:value="5200.965" calcext:value-type="float">
            <text:p>5200.965</text:p>
          </table:table-cell>
          <table:table-cell table:style-name="ce1" office:value-type="float" office:value="207.8" calcext:value-type="float">
            <text:p>207.8</text:p>
          </table:table-cell>
          <table:table-cell table:style-name="ce1" office:value-type="float" office:value="86.11" calcext:value-type="float">
            <text:p>86.11</text:p>
          </table:table-cell>
          <table:table-cell table:style-name="ce1" office:value-type="float" office:value="297.8" calcext:value-type="float">
            <text:p>297.8</text:p>
          </table:table-cell>
          <table:table-cell table:style-name="ce1" office:value-type="float" office:value="5.87" calcext:value-type="float">
            <text:p>5.87</text:p>
          </table:table-cell>
          <table:table-cell/>
          <table:table-cell table:formula="of:=CONCATENATE([.B3];&quot;,&quot;;[.C3])" office:value-type="string" office:string-value="207.8,86.11" calcext:value-type="string">
            <text:p>207.8,86.11</text:p>
          </table:table-cell>
          <table:table-cell/>
          <table:table-cell office:value-type="string" calcext:value-type="string">
            <text:p>min=</text:p>
          </table:table-cell>
          <table:table-cell table:formula="of:=MIN([.E2:.E29])" office:value-type="float" office:value="0.25" calcext:value-type="float">
            <text:p>0.25</text:p>
          </table:table-cell>
          <table:table-cell/>
          <table:table-cell office:value-type="string" calcext:value-type="string">
            <text:p>min=</text:p>
          </table:table-cell>
          <table:table-cell table:formula="of:=[.A2]" office:value-type="float" office:value="5200.824" calcext:value-type="float">
            <text:p>5200.824</text:p>
          </table:table-cell>
          <table:table-cell table:number-columns-repeated="1011"/>
        </table:table-row>
        <table:table-row table:style-name="ro2">
          <table:table-cell table:style-name="ce1" office:value-type="float" office:value="5205.068" calcext:value-type="float">
            <text:p>5205.068</text:p>
          </table:table-cell>
          <table:table-cell table:style-name="ce1" office:value-type="float" office:value="233.97" calcext:value-type="float">
            <text:p>233.97</text:p>
          </table:table-cell>
          <table:table-cell table:style-name="ce1" office:value-type="float" office:value="84.07" calcext:value-type="float">
            <text:p>84.07</text:p>
          </table:table-cell>
          <table:table-cell table:style-name="ce1" office:value-type="float" office:value="323.97" calcext:value-type="float">
            <text:p>323.97</text:p>
          </table:table-cell>
          <table:table-cell table:style-name="ce1" office:value-type="float" office:value="7.22" calcext:value-type="float">
            <text:p>7.22</text:p>
          </table:table-cell>
          <table:table-cell/>
          <table:table-cell table:formula="of:=CONCATENATE([.B4];&quot;,&quot;;[.C4])" office:value-type="string" office:string-value="233.97,84.07" calcext:value-type="string">
            <text:p>233.97,84.07</text:p>
          </table:table-cell>
          <table:table-cell/>
          <table:table-cell office:value-type="string" calcext:value-type="string">
            <text:p>max=</text:p>
          </table:table-cell>
          <table:table-cell table:formula="of:=MAX([.E2:.E29])" office:value-type="float" office:value="16.72" calcext:value-type="float">
            <text:p>16.72</text:p>
          </table:table-cell>
          <table:table-cell/>
          <table:table-cell office:value-type="string" calcext:value-type="string">
            <text:p>max=</text:p>
          </table:table-cell>
          <table:table-cell table:formula="of:=[.A29]" office:value-type="float" office:value="6164.197" calcext:value-type="float">
            <text:p>6164.197</text:p>
          </table:table-cell>
          <table:table-cell table:number-columns-repeated="1011"/>
        </table:table-row>
        <table:table-row table:style-name="ro2">
          <table:table-cell table:style-name="ce1" office:value-type="float" office:value="5208.82" calcext:value-type="float">
            <text:p>5208.82</text:p>
          </table:table-cell>
          <table:table-cell table:style-name="ce1" office:value-type="float" office:value="206.68" calcext:value-type="float">
            <text:p>206.68</text:p>
          </table:table-cell>
          <table:table-cell table:style-name="ce1" office:value-type="float" office:value="82.67" calcext:value-type="float">
            <text:p>82.67</text:p>
          </table:table-cell>
          <table:table-cell table:style-name="ce1" office:value-type="float" office:value="296.68" calcext:value-type="float">
            <text:p>296.68</text:p>
          </table:table-cell>
          <table:table-cell table:style-name="ce1" office:value-type="float" office:value="5.52" calcext:value-type="float">
            <text:p>5.52</text:p>
          </table:table-cell>
          <table:table-cell/>
          <table:table-cell table:formula="of:=CONCATENATE([.B5];&quot;,&quot;;[.C5])" office:value-type="string" office:string-value="206.68,82.67" calcext:value-type="string">
            <text:p>206.68,82.67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table:style-name="ce1" office:value-type="float" office:value="5221.97" calcext:value-type="float">
            <text:p>5221.97</text:p>
          </table:table-cell>
          <table:table-cell table:style-name="ce1" office:value-type="float" office:value="214.65" calcext:value-type="float">
            <text:p>214.65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office:value-type="float" office:value="304.65" calcext:value-type="float">
            <text:p>304.65</text:p>
          </table:table-cell>
          <table:table-cell table:style-name="ce1" office:value-type="float" office:value="5.44" calcext:value-type="float">
            <text:p>5.44</text:p>
          </table:table-cell>
          <table:table-cell/>
          <table:table-cell table:formula="of:=CONCATENATE([.B6];&quot;,&quot;;[.C6])" office:value-type="string" office:string-value="214.65,77.2" calcext:value-type="string">
            <text:p>214.65,77.2</text:p>
          </table:table-cell>
          <table:table-cell table:number-columns-repeated="1017"/>
        </table:table-row>
        <table:table-row table:style-name="ro2">
          <table:table-cell table:style-name="ce1" office:value-type="float" office:value="5232.421" calcext:value-type="float">
            <text:p>5232.421</text:p>
          </table:table-cell>
          <table:table-cell table:style-name="ce1" office:value-type="float" office:value="211.99" calcext:value-type="float">
            <text:p>211.99</text:p>
          </table:table-cell>
          <table:table-cell table:style-name="ce1" office:value-type="float" office:value="79.37" calcext:value-type="float">
            <text:p>79.37</text:p>
          </table:table-cell>
          <table:table-cell table:style-name="ce1" office:value-type="float" office:value="301.99" calcext:value-type="float">
            <text:p>301.99</text:p>
          </table:table-cell>
          <table:table-cell table:style-name="ce1" office:value-type="float" office:value="9.95" calcext:value-type="float">
            <text:p>9.95</text:p>
          </table:table-cell>
          <table:table-cell/>
          <table:table-cell table:formula="of:=CONCATENATE([.B7];&quot;,&quot;;[.C7])" office:value-type="string" office:string-value="211.99,79.37" calcext:value-type="string">
            <text:p>211.99,79.37</text:p>
          </table:table-cell>
          <table:table-cell table:number-columns-repeated="1017"/>
        </table:table-row>
        <table:table-row table:style-name="ro2">
          <table:table-cell table:style-name="ce1" office:value-type="float" office:value="5248.538" calcext:value-type="float">
            <text:p>5248.538</text:p>
          </table:table-cell>
          <table:table-cell table:style-name="ce1" office:value-type="float" office:value="214.61" calcext:value-type="float">
            <text:p>214.61</text:p>
          </table:table-cell>
          <table:table-cell table:style-name="ce1" office:value-type="float" office:value="79.88" calcext:value-type="float">
            <text:p>79.88</text:p>
          </table:table-cell>
          <table:table-cell table:style-name="ce1" office:value-type="float" office:value="304.61" calcext:value-type="float">
            <text:p>304.61</text:p>
          </table:table-cell>
          <table:table-cell table:style-name="ce1" office:value-type="float" office:value="12.24" calcext:value-type="float">
            <text:p>12.24</text:p>
          </table:table-cell>
          <table:table-cell/>
          <table:table-cell table:formula="of:=CONCATENATE([.B8];&quot;,&quot;;[.C8])" office:value-type="string" office:string-value="214.61,79.88" calcext:value-type="string">
            <text:p>214.61,79.88</text:p>
          </table:table-cell>
          <table:table-cell/>
          <table:table-cell office:value-type="string" calcext:value-type="string">
            <text:p>Histomin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Histomin</text:p>
          </table:table-cell>
          <table:table-cell office:value-type="float" office:value="5200" calcext:value-type="float">
            <text:p>5200</text:p>
          </table:table-cell>
          <table:table-cell table:number-columns-repeated="1011"/>
        </table:table-row>
        <table:table-row table:style-name="ro2">
          <table:table-cell table:style-name="ce1" office:value-type="float" office:value="5252.678" calcext:value-type="float">
            <text:p>5252.678</text:p>
          </table:table-cell>
          <table:table-cell table:style-name="ce1" office:value-type="float" office:value="226.41" calcext:value-type="float">
            <text:p>226.41</text:p>
          </table:table-cell>
          <table:table-cell table:style-name="ce1" office:value-type="float" office:value="84.78" calcext:value-type="float">
            <text:p>84.78</text:p>
          </table:table-cell>
          <table:table-cell table:style-name="ce1" office:value-type="float" office:value="316.41" calcext:value-type="float">
            <text:p>316.41</text:p>
          </table:table-cell>
          <table:table-cell table:style-name="ce1" office:value-type="float" office:value="10.21" calcext:value-type="float">
            <text:p>10.21</text:p>
          </table:table-cell>
          <table:table-cell/>
          <table:table-cell table:formula="of:=CONCATENATE([.B9];&quot;,&quot;;[.C9])" office:value-type="string" office:string-value="226.41,84.78" calcext:value-type="string">
            <text:p>226.41,84.78</text:p>
          </table:table-cell>
          <table:table-cell/>
          <table:table-cell office:value-type="string" calcext:value-type="string">
            <text:p>Histomax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string" calcext:value-type="string">
            <text:p>Histomax</text:p>
          </table:table-cell>
          <table:table-cell office:value-type="float" office:value="6200" calcext:value-type="float">
            <text:p>6200</text:p>
          </table:table-cell>
          <table:table-cell table:number-columns-repeated="1011"/>
        </table:table-row>
        <table:table-row table:style-name="ro2">
          <table:table-cell table:style-name="ce1" office:value-type="float" office:value="5269.203" calcext:value-type="float">
            <text:p>5269.203</text:p>
          </table:table-cell>
          <table:table-cell table:style-name="ce1" office:value-type="float" office:value="245.5" calcext:value-type="float">
            <text:p>245.5</text:p>
          </table:table-cell>
          <table:table-cell table:style-name="ce1" office:value-type="float" office:value="80.63" calcext:value-type="float">
            <text:p>80.63</text:p>
          </table:table-cell>
          <table:table-cell table:style-name="ce1" office:value-type="float" office:value="335.5" calcext:value-type="float">
            <text:p>335.5</text:p>
          </table:table-cell>
          <table:table-cell table:style-name="ce1" office:value-type="float" office:value="8.22" calcext:value-type="float">
            <text:p>8.22</text:p>
          </table:table-cell>
          <table:table-cell/>
          <table:table-cell table:formula="of:=CONCATENATE([.B10];&quot;,&quot;;[.C10])" office:value-type="string" office:string-value="245.5,80.63" calcext:value-type="string">
            <text:p>245.5,80.63</text:p>
          </table:table-cell>
          <table:table-cell/>
          <table:table-cell office:value-type="string" calcext:value-type="string">
            <text:p>delta</text:p>
          </table:table-cell>
          <table:table-cell table:formula="of:=([.J9]-[.J8])/[.J5]" office:value-type="float" office:value="0.84" calcext:value-type="float">
            <text:p>0.84</text:p>
          </table:table-cell>
          <table:table-cell/>
          <table:table-cell office:value-type="string" calcext:value-type="string">
            <text:p>delta</text:p>
          </table:table-cell>
          <table:table-cell table:formula="of:=([.M9]-[.M8])/20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1" office:value-type="float" office:value="5280.625" calcext:value-type="float">
            <text:p>5280.625</text:p>
          </table:table-cell>
          <table:table-cell table:style-name="ce1" office:value-type="float" office:value="238.08" calcext:value-type="float">
            <text:p>238.0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328.08" calcext:value-type="float">
            <text:p>328.08</text:p>
          </table:table-cell>
          <table:table-cell table:style-name="ce1" office:value-type="float" office:value="2.67" calcext:value-type="float">
            <text:p>2.67</text:p>
          </table:table-cell>
          <table:table-cell/>
          <table:table-cell table:formula="of:=CONCATENATE([.B11];&quot;,&quot;;[.C11])" office:value-type="string" office:string-value="238.08,81.7" calcext:value-type="string">
            <text:p>238.08,81.7</text:p>
          </table:table-cell>
          <table:table-cell table:number-columns-repeated="1017"/>
        </table:table-row>
        <table:table-row table:style-name="ro2">
          <table:table-cell table:style-name="ce1" office:value-type="float" office:value="5290.003" calcext:value-type="float">
            <text:p>5290.003</text:p>
          </table:table-cell>
          <table:table-cell table:style-name="ce1" office:value-type="float" office:value="226.76" calcext:value-type="float">
            <text:p>226.76</text:p>
          </table:table-cell>
          <table:table-cell table:style-name="ce1" office:value-type="float" office:value="83.85" calcext:value-type="float">
            <text:p>83.85</text:p>
          </table:table-cell>
          <table:table-cell table:style-name="ce1" office:value-type="float" office:value="316.76" calcext:value-type="float">
            <text:p>316.76</text:p>
          </table:table-cell>
          <table:table-cell table:style-name="ce1" office:value-type="float" office:value="5.28" calcext:value-type="float">
            <text:p>5.28</text:p>
          </table:table-cell>
          <table:table-cell/>
          <table:table-cell table:formula="of:=CONCATENATE([.B12];&quot;,&quot;;[.C12])" office:value-type="string" office:string-value="226.76,83.85" calcext:value-type="string">
            <text:p>226.76,83.85</text:p>
          </table:table-cell>
          <table:table-cell/>
          <table:table-cell table:formula="of:=[.J8]" office:value-type="float" office:value="0" calcext:value-type="float">
            <text:p>0</text:p>
          </table:table-cell>
          <table:table-cell table:number-matrix-columns-spanned="1" table:number-matrix-rows-spanned="21" table:formula="of:=FREQUENCY([.E2:.E29];[.I12:.I32])" office:value-type="float" office:value="0" calcext:value-type="float">
            <text:p>0</text:p>
          </table:table-cell>
          <table:table-cell/>
          <table:table-cell table:formula="of:=[.M8]" office:value-type="float" office:value="5200" calcext:value-type="float">
            <text:p>5200</text:p>
          </table:table-cell>
          <table:table-cell table:number-matrix-columns-spanned="1" table:number-matrix-rows-spanned="22" table:formula="of:=FREQUENCY([.A2:.A29];[.L1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5298.556" calcext:value-type="float">
            <text:p>5298.556</text:p>
          </table:table-cell>
          <table:table-cell table:style-name="ce1" office:value-type="float" office:value="212.76" calcext:value-type="float">
            <text:p>212.76</text:p>
          </table:table-cell>
          <table:table-cell table:style-name="ce1" office:value-type="float" office:value="82.34" calcext:value-type="float">
            <text:p>82.34</text:p>
          </table:table-cell>
          <table:table-cell table:style-name="ce1" office:value-type="float" office:value="302.76" calcext:value-type="float">
            <text:p>302.76</text:p>
          </table:table-cell>
          <table:table-cell table:style-name="ce1" office:value-type="float" office:value="2.28" calcext:value-type="float">
            <text:p>2.28</text:p>
          </table:table-cell>
          <table:table-cell/>
          <table:table-cell table:formula="of:=CONCATENATE([.B13];&quot;,&quot;;[.C13])" office:value-type="string" office:string-value="212.76,82.34" calcext:value-type="string">
            <text:p>212.76,82.34</text:p>
          </table:table-cell>
          <table:table-cell/>
          <table:table-cell table:formula="of:=[.I12]+[.$J$10]"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L12]+[.$M$10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" office:value-type="float" office:value="5422.927" calcext:value-type="float">
            <text:p>5422.927</text:p>
          </table:table-cell>
          <table:table-cell table:style-name="ce1" office:value-type="float" office:value="220.49" calcext:value-type="float">
            <text:p>220.49</text:p>
          </table:table-cell>
          <table:table-cell table:style-name="ce1" office:value-type="float" office:value="75.45" calcext:value-type="float">
            <text:p>75.45</text:p>
          </table:table-cell>
          <table:table-cell table:style-name="ce1" office:value-type="float" office:value="310.49" calcext:value-type="float">
            <text:p>310.49</text:p>
          </table:table-cell>
          <table:table-cell table:style-name="ce1" office:value-type="float" office:value="2.21" calcext:value-type="float">
            <text:p>2.21</text:p>
          </table:table-cell>
          <table:table-cell/>
          <table:table-cell table:formula="of:=CONCATENATE([.B14];&quot;,&quot;;[.C14])" office:value-type="string" office:string-value="220.49,75.45" calcext:value-type="string">
            <text:p>220.49,75.45</text:p>
          </table:table-cell>
          <table:table-cell/>
          <table:table-cell table:formula="of:=[.I13]+[.$J$10]" office:value-type="float" office:value="1.68" calcext:value-type="float">
            <text:p>1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13]+[.$M$10]" office:value-type="float" office:value="5300" calcext:value-type="float">
            <text:p>530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1" office:value-type="float" office:value="5480.591" calcext:value-type="float">
            <text:p>5480.591</text:p>
          </table:table-cell>
          <table:table-cell table:style-name="ce1" office:value-type="float" office:value="235.58" calcext:value-type="float">
            <text:p>235.58</text:p>
          </table:table-cell>
          <table:table-cell table:style-name="ce1" office:value-type="float" office:value="78.23" calcext:value-type="float">
            <text:p>78.23</text:p>
          </table:table-cell>
          <table:table-cell table:style-name="ce1" office:value-type="float" office:value="325.58" calcext:value-type="float">
            <text:p>325.58</text:p>
          </table:table-cell>
          <table:table-cell table:style-name="ce1" office:value-type="float" office:value="2.79" calcext:value-type="float">
            <text:p>2.79</text:p>
          </table:table-cell>
          <table:table-cell/>
          <table:table-cell table:formula="of:=CONCATENATE([.B15];&quot;,&quot;;[.C15])" office:value-type="string" office:string-value="235.58,78.23" calcext:value-type="string">
            <text:p>235.58,78.23</text:p>
          </table:table-cell>
          <table:table-cell/>
          <table:table-cell table:formula="of:=[.I14]+[.$J$10]" office:value-type="float" office:value="2.52" calcext:value-type="float">
            <text:p>2.5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L14]+[.$M$10]" office:value-type="float" office:value="5350" calcext:value-type="float">
            <text:p>53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5486.787" calcext:value-type="float">
            <text:p>5486.787</text:p>
          </table:table-cell>
          <table:table-cell table:style-name="ce1" office:value-type="float" office:value="203.03" calcext:value-type="float">
            <text:p>203.03</text:p>
          </table:table-cell>
          <table:table-cell table:style-name="ce1" office:value-type="float" office:value="80.78" calcext:value-type="float">
            <text:p>80.78</text:p>
          </table:table-cell>
          <table:table-cell table:style-name="ce1" office:value-type="float" office:value="293.03" calcext:value-type="float">
            <text:p>293.03</text:p>
          </table:table-cell>
          <table:table-cell table:style-name="ce1" office:value-type="float" office:value="1.92" calcext:value-type="float">
            <text:p>1.92</text:p>
          </table:table-cell>
          <table:table-cell/>
          <table:table-cell table:formula="of:=CONCATENATE([.B16];&quot;,&quot;;[.C16])" office:value-type="string" office:string-value="203.03,80.78" calcext:value-type="string">
            <text:p>203.03,80.78</text:p>
          </table:table-cell>
          <table:table-cell/>
          <table:table-cell table:formula="of:=[.I15]+[.$J$10]" office:value-type="float" office:value="3.36" calcext:value-type="float">
            <text:p>3.3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15]+[.$M$10]"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5541.466" calcext:value-type="float">
            <text:p>5541.466</text:p>
          </table:table-cell>
          <table:table-cell table:style-name="ce1" office:value-type="float" office:value="228.51" calcext:value-type="float">
            <text:p>228.51</text:p>
          </table:table-cell>
          <table:table-cell table:style-name="ce1" office:value-type="float" office:value="78.7" calcext:value-type="float">
            <text:p>78.7</text:p>
          </table:table-cell>
          <table:table-cell table:style-name="ce1" office:value-type="float" office:value="318.51" calcext:value-type="float">
            <text:p>318.51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formula="of:=CONCATENATE([.B17];&quot;,&quot;;[.C17])" office:value-type="string" office:string-value="228.51,78.7" calcext:value-type="string">
            <text:p>228.51,78.7</text:p>
          </table:table-cell>
          <table:table-cell/>
          <table:table-cell table:formula="of:=[.I16]+[.$J$10]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16]+[.$M$10]" office:value-type="float" office:value="5450" calcext:value-type="float">
            <text:p>545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5629.328" calcext:value-type="float">
            <text:p>5629.328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2.13" calcext:value-type="float">
            <text:p>82.13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.79" calcext:value-type="float">
            <text:p>0.79</text:p>
          </table:table-cell>
          <table:table-cell/>
          <table:table-cell table:formula="of:=CONCATENATE([.B18];&quot;,&quot;;[.C18])" office:value-type="string" office:string-value="190,82.13" calcext:value-type="string">
            <text:p>190,82.13</text:p>
          </table:table-cell>
          <table:table-cell/>
          <table:table-cell table:formula="of:=[.I17]+[.$J$10]"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L17]+[.$M$10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5654.138" calcext:value-type="float">
            <text:p>5654.138</text:p>
          </table:table-cell>
          <table:table-cell table:style-name="ce1" office:value-type="float" office:value="162.75" calcext:value-type="float">
            <text:p>162.75</text:p>
          </table:table-cell>
          <table:table-cell table:style-name="ce1" office:value-type="float" office:value="18.04" calcext:value-type="float">
            <text:p>18.04</text:p>
          </table:table-cell>
          <table:table-cell table:style-name="ce1" office:value-type="float" office:value="252.75" calcext:value-type="float">
            <text:p>252.75</text:p>
          </table:table-cell>
          <table:table-cell table:style-name="ce1" office:value-type="float" office:value="9.69" calcext:value-type="float">
            <text:p>9.69</text:p>
          </table:table-cell>
          <table:table-cell/>
          <table:table-cell table:formula="of:=CONCATENATE([.B19];&quot;,&quot;;[.C19])" office:value-type="string" office:string-value="162.75,18.04" calcext:value-type="string">
            <text:p>162.75,18.04</text:p>
          </table:table-cell>
          <table:table-cell/>
          <table:table-cell table:formula="of:=[.I18]+[.$J$10]" office:value-type="float" office:value="5.88" calcext:value-type="float">
            <text:p>5.8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18]+[.$M$10]" office:value-type="float" office:value="5550" calcext:value-type="float">
            <text:p>555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5691.056" calcext:value-type="float">
            <text:p>5691.056</text:p>
          </table:table-cell>
          <table:table-cell table:style-name="ce1" office:value-type="float" office:value="7.48" calcext:value-type="float">
            <text:p>7.48</text:p>
          </table:table-cell>
          <table:table-cell table:style-name="ce1" office:value-type="float" office:value="15.89" calcext:value-type="float">
            <text:p>15.89</text:p>
          </table:table-cell>
          <table:table-cell table:style-name="ce1" office:value-type="float" office:value="97.48" calcext:value-type="float">
            <text:p>97.48</text:p>
          </table:table-cell>
          <table:table-cell table:style-name="ce1" office:value-type="float" office:value="9.44" calcext:value-type="float">
            <text:p>9.44</text:p>
          </table:table-cell>
          <table:table-cell/>
          <table:table-cell table:formula="of:=CONCATENATE([.B20];&quot;,&quot;;[.C20])" office:value-type="string" office:string-value="7.48,15.89" calcext:value-type="string">
            <text:p>7.48,15.89</text:p>
          </table:table-cell>
          <table:table-cell/>
          <table:table-cell table:formula="of:=[.I19]+[.$J$10]"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19]+[.$M$10]"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5715.484" calcext:value-type="float">
            <text:p>5715.484</text:p>
          </table:table-cell>
          <table:table-cell table:style-name="ce1" office:value-type="float" office:value="162.8" calcext:value-type="float">
            <text:p>162.8</text:p>
          </table:table-cell>
          <table:table-cell table:style-name="ce1" office:value-type="float" office:value="7.92" calcext:value-type="float">
            <text:p>7.92</text:p>
          </table:table-cell>
          <table:table-cell table:style-name="ce1" office:value-type="float" office:value="252.8" calcext:value-type="float">
            <text:p>252.8</text:p>
          </table:table-cell>
          <table:table-cell table:style-name="ce1" office:value-type="float" office:value="2.69" calcext:value-type="float">
            <text:p>2.69</text:p>
          </table:table-cell>
          <table:table-cell/>
          <table:table-cell table:formula="of:=CONCATENATE([.B21];&quot;,&quot;;[.C21])" office:value-type="string" office:string-value="162.8,7.92" calcext:value-type="string">
            <text:p>162.8,7.92</text:p>
          </table:table-cell>
          <table:table-cell/>
          <table:table-cell table:formula="of:=[.I20]+[.$J$10]"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20]+[.$M$10]" office:value-type="float" office:value="5650" calcext:value-type="float">
            <text:p>565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5857.44" calcext:value-type="float">
            <text:p>5857.44</text:p>
          </table:table-cell>
          <table:table-cell table:style-name="ce1" office:value-type="float" office:value="224.46" calcext:value-type="float">
            <text:p>224.46</text:p>
          </table:table-cell>
          <table:table-cell table:style-name="ce1" office:value-type="float" office:value="85.04" calcext:value-type="float">
            <text:p>85.04</text:p>
          </table:table-cell>
          <table:table-cell table:style-name="ce1" office:value-type="float" office:value="314.46" calcext:value-type="float">
            <text:p>314.46</text:p>
          </table:table-cell>
          <table:table-cell table:style-name="ce1" office:value-type="float" office:value="1.15" calcext:value-type="float">
            <text:p>1.15</text:p>
          </table:table-cell>
          <table:table-cell/>
          <table:table-cell table:formula="of:=CONCATENATE([.B22];&quot;,&quot;;[.C22])" office:value-type="string" office:string-value="224.46,85.04" calcext:value-type="string">
            <text:p>224.46,85.04</text:p>
          </table:table-cell>
          <table:table-cell/>
          <table:table-cell table:formula="of:=[.I21]+[.$J$10]"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21]+[.$M$10]"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5878.717" calcext:value-type="float">
            <text:p>5878.717</text:p>
          </table:table-cell>
          <table:table-cell table:style-name="ce1" office:value-type="float" office:value="219.11" calcext:value-type="float">
            <text:p>219.11</text:p>
          </table:table-cell>
          <table:table-cell table:style-name="ce1" office:value-type="float" office:value="86.63" calcext:value-type="float">
            <text:p>86.63</text:p>
          </table:table-cell>
          <table:table-cell table:style-name="ce1" office:value-type="float" office:value="309.11" calcext:value-type="float">
            <text:p>309.11</text:p>
          </table:table-cell>
          <table:table-cell table:style-name="ce1" office:value-type="float" office:value="3.08" calcext:value-type="float">
            <text:p>3.08</text:p>
          </table:table-cell>
          <table:table-cell/>
          <table:table-cell table:formula="of:=CONCATENATE([.B23];&quot;,&quot;;[.C23])" office:value-type="string" office:string-value="219.11,86.63" calcext:value-type="string">
            <text:p>219.11,86.63</text:p>
          </table:table-cell>
          <table:table-cell/>
          <table:table-cell table:formula="of:=[.I22]+[.$J$10]"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22]+[.$M$10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6000.143" calcext:value-type="float">
            <text:p>6000.143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11.19" calcext:value-type="float">
            <text:p>11.19</text:p>
          </table:table-cell>
          <table:table-cell table:style-name="ce1" office:value-type="float" office:value="95.74" calcext:value-type="float">
            <text:p>95.74</text:p>
          </table:table-cell>
          <table:table-cell table:style-name="ce1" office:value-type="float" office:value="11.29" calcext:value-type="float">
            <text:p>11.29</text:p>
          </table:table-cell>
          <table:table-cell/>
          <table:table-cell table:formula="of:=CONCATENATE([.B24];&quot;,&quot;;[.C24])" office:value-type="string" office:string-value="5.74,11.19" calcext:value-type="string">
            <text:p>5.74,11.19</text:p>
          </table:table-cell>
          <table:table-cell/>
          <table:table-cell table:formula="of:=[.I23]+[.$J$10]" office:value-type="float" office:value="10.08" calcext:value-type="float">
            <text:p>10.0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L23]+[.$M$10]"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6020.27" calcext:value-type="float">
            <text:p>6020.27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40.44" calcext:value-type="float">
            <text:p>40.44</text:p>
          </table:table-cell>
          <table:table-cell table:style-name="ce1" office:value-type="float" office:value="90.37" calcext:value-type="float">
            <text:p>90.37</text:p>
          </table:table-cell>
          <table:table-cell table:style-name="ce1" office:value-type="float" office:value="11.04" calcext:value-type="float">
            <text:p>11.04</text:p>
          </table:table-cell>
          <table:table-cell/>
          <table:table-cell table:formula="of:=CONCATENATE([.B25];&quot;,&quot;;[.C25])" office:value-type="string" office:string-value="0.37,40.44" calcext:value-type="string">
            <text:p>0.37,40.44</text:p>
          </table:table-cell>
          <table:table-cell/>
          <table:table-cell table:formula="of:=[.I24]+[.$J$10]" office:value-type="float" office:value="10.92" calcext:value-type="float">
            <text:p>10.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24]+[.$M$10]"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6114.419" calcext:value-type="float">
            <text:p>6114.419</text:p>
          </table:table-cell>
          <table:table-cell table:style-name="ce1" office:value-type="float" office:value="201.54" calcext:value-type="float">
            <text:p>201.54</text:p>
          </table:table-cell>
          <table:table-cell table:style-name="ce1" office:value-type="float" office:value="56.87" calcext:value-type="float">
            <text:p>56.87</text:p>
          </table:table-cell>
          <table:table-cell table:style-name="ce1" office:value-type="float" office:value="291.54" calcext:value-type="float">
            <text:p>291.54</text:p>
          </table:table-cell>
          <table:table-cell table:style-name="ce1" office:value-type="float" office:value="5.53" calcext:value-type="float">
            <text:p>5.53</text:p>
          </table:table-cell>
          <table:table-cell/>
          <table:table-cell table:formula="of:=CONCATENATE([.B26];&quot;,&quot;;[.C26])" office:value-type="string" office:string-value="201.54,56.87" calcext:value-type="string">
            <text:p>201.54,56.87</text:p>
          </table:table-cell>
          <table:table-cell/>
          <table:table-cell table:formula="of:=[.I25]+[.$J$10]" office:value-type="float" office:value="11.76" calcext:value-type="float">
            <text:p>11.7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L25]+[.$M$10]" office:value-type="float" office:value="5900" calcext:value-type="float">
            <text:p>590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1" office:value-type="float" office:value="6142.558" calcext:value-type="float">
            <text:p>6142.558</text:p>
          </table:table-cell>
          <table:table-cell table:style-name="ce1" office:value-type="float" office:value="208.4" calcext:value-type="float">
            <text:p>208.4</text:p>
          </table:table-cell>
          <table:table-cell table:style-name="ce1" office:value-type="float" office:value="59.07" calcext:value-type="float">
            <text:p>59.07</text:p>
          </table:table-cell>
          <table:table-cell table:style-name="ce1" office:value-type="float" office:value="298.4" calcext:value-type="float">
            <text:p>298.4</text:p>
          </table:table-cell>
          <table:table-cell table:style-name="ce1" office:value-type="float" office:value="4.22" calcext:value-type="float">
            <text:p>4.22</text:p>
          </table:table-cell>
          <table:table-cell/>
          <table:table-cell table:formula="of:=CONCATENATE([.B27];&quot;,&quot;;[.C27])" office:value-type="string" office:string-value="208.4,59.07" calcext:value-type="string">
            <text:p>208.4,59.07</text:p>
          </table:table-cell>
          <table:table-cell/>
          <table:table-cell table:formula="of:=[.I26]+[.$J$10]"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26]+[.$M$10]"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6154.562" calcext:value-type="float">
            <text:p>6154.562</text:p>
          </table:table-cell>
          <table:table-cell table:style-name="ce1" office:value-type="float" office:value="200.38" calcext:value-type="float">
            <text:p>200.38</text:p>
          </table:table-cell>
          <table:table-cell table:style-name="ce1" office:value-type="float" office:value="56.88" calcext:value-type="float">
            <text:p>56.88</text:p>
          </table:table-cell>
          <table:table-cell table:style-name="ce1" office:value-type="float" office:value="290.38" calcext:value-type="float">
            <text:p>290.38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formula="of:=CONCATENATE([.B28];&quot;,&quot;;[.C28])" office:value-type="string" office:string-value="200.38,56.88" calcext:value-type="string">
            <text:p>200.38,56.88</text:p>
          </table:table-cell>
          <table:table-cell/>
          <table:table-cell table:formula="of:=[.I27]+[.$J$10]"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27]+[.$M$10]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" office:value-type="float" office:value="6164.197" calcext:value-type="float">
            <text:p>6164.197</text:p>
          </table:table-cell>
          <table:table-cell table:style-name="ce1" office:value-type="float" office:value="351.6" calcext:value-type="float">
            <text:p>351.6</text:p>
          </table:table-cell>
          <table:table-cell table:style-name="ce1" office:value-type="float" office:value="5.34" calcext:value-type="float">
            <text:p>5.34</text:p>
          </table:table-cell>
          <table:table-cell table:style-name="ce1" office:value-type="float" office:value="81.6" calcext:value-type="float">
            <text:p>81.6</text:p>
          </table:table-cell>
          <table:table-cell table:style-name="ce1" office:value-type="float" office:value="16.72" calcext:value-type="float">
            <text:p>16.72</text:p>
          </table:table-cell>
          <table:table-cell/>
          <table:table-cell table:formula="of:=CONCATENATE([.B29];&quot;,&quot;;[.C29])" office:value-type="string" office:string-value="351.6,5.34" calcext:value-type="string">
            <text:p>351.6,5.34</text:p>
          </table:table-cell>
          <table:table-cell/>
          <table:table-cell table:formula="of:=[.I28]+[.$J$10]"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28]+[.$M$10]" office:value-type="float" office:value="6050" calcext:value-type="float">
            <text:p>605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formula="of:=[.I29]+[.$J$10]"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29]+[.$M$10]"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formula="of:=[.I30]+[.$J$10]"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30]+[.$M$10]" office:value-type="float" office:value="6150" calcext:value-type="float">
            <text:p>615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formula="of:=[.I31]+[.$J$10]"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L31]+[.$M$10]" office:value-type="float" office:value="6200" calcext:value-type="float">
            <text:p>620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WenQuanYi Micro Hei" style:font-family-asian="'WenQuanYi Micro Hei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Geo202Homework5Data2015.csv" style:display-name="PageStyle_ResGeo202Homework5Data2015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l Walsh</meta:initial-creator>
    <meta:creation-date>2015-04-28T14:14:07.569000000</meta:creation-date>
    <dc:date>2017-05-08T11:10:54.420169989</dc:date>
    <meta:editing-duration>PT1M10S</meta:editing-duration>
    <meta:editing-cycles>1</meta:editing-cycles>
    <meta:document-statistic meta:table-count="1" meta:cell-count="283" meta:object-count="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6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15cm" xlink:href=".." xlink:type="simple" chart:class="chart:scatter" chart:style-name="ch1">
        <chart:title svg:x="5.092cm" svg:y="0.316cm" chart:style-name="ch2">
          <text:p>Fracture Aperture Histogram</text:p>
        </chart:title>
        <chart:plot-area chart:style-name="ch3" table:cell-range-address="'ResGeo202Homework5Data2015.csv'.I12:'ResGeo202Homework5Data2015.csv'.J32" svg:x="1.33cm" svg:y="1.275cm" svg:width="14.337cm" svg:height="6.579cm">
          <chartooo:coordinate-region svg:x="1.766cm" svg:y="1.474cm" svg:width="13.901cm" svg:height="5.733cm"/>
          <chart:axis chart:dimension="x" chart:name="primary-x" chart:style-name="ch4">
            <chart:title svg:x="6.787cm" svg:y="8.034cm" chart:style-name="ch5">
              <text:p>Fracture Aperture (mm)</text:p>
            </chart:title>
          </chart:axis>
          <chart:axis chart:dimension="y" chart:name="primary-y" chart:style-name="ch6">
            <chart:title svg:x="0.451cm" svg:y="5.058cm" chart:style-name="ch7">
              <text:p>Count</text:p>
            </chart:title>
            <chart:grid chart:style-name="ch8" chart:class="major"/>
          </chart:axis>
          <chart:series chart:style-name="ch9" chart:values-cell-range-address="'ResGeo202Homework5Data2015.csv'.J12:'ResGeo202Homework5Data2015.csv'.J32" chart:class="chart:scatter">
            <chart:domain table:cell-range-address="'ResGeo202Homework5Data2015.csv'.I12:'ResGeo202Homework5Data2015.csv'.I32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sGeo202Homework5Data2015.csv'.I12:'ResGeo202Homework5Data2015.csv'.I32</svg:desc>
                </draw:g>
              </table:table-cell>
              <table:table-cell office:value-type="float" office:value="0">
                <text:p>0</text:p>
                <draw:g>
                  <svg:desc>'ResGeo202Homework5Data2015.csv'.J12:'ResGeo202Homework5Data2015.csv'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">
                <text:p>0.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2">
                <text:p>2.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6">
                <text:p>3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">
                <text:p>5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8">
                <text:p>5.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6">
                <text:p>7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">
                <text:p>8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24">
                <text:p>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08">
                <text:p>10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2">
                <text:p>1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6">
                <text:p>1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44">
                <text:p>1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28">
                <text:p>1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2">
                <text:p>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96">
                <text:p>1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72cm" svg:height="11.74cm" xlink:href=".." xlink:type="simple" chart:class="chart:bubble" chart:column-mapping="1 0 2" chart:style-name="ch1">
        <chart:title svg:x="6.492cm" svg:y="0.871cm" chart:style-name="ch2">
          <text:p>Fracture depth and Dip</text:p>
        </chart:title>
        <chart:subtitle svg:x="5.473cm" svg:y="2.083cm" chart:style-name="ch3">
          <text:p>Bubble size indicative of fracture width</text:p>
        </chart:subtitle>
        <chart:plot-area chart:style-name="ch4" table:cell-range-address="'ResGeo202Homework5Data2015.csv'.C2:'ResGeo202Homework5Data2015.csv'.C29 'ResGeo202Homework5Data2015.csv'.A2:'ResGeo202Homework5Data2015.csv'.A29 'ResGeo202Homework5Data2015.csv'.E2:'ResGeo202Homework5Data2015.csv'.E29" svg:x="0.274cm" svg:y="0.022cm" svg:width="16.821cm" svg:height="11.474cm">
          <chartooo:coordinate-region svg:x="1.266cm" svg:y="0.67cm" svg:width="15.549cm" svg:height="10.62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Geo202Homework5Data2015.csv'.E2:'ResGeo202Homework5Data2015.csv'.E29" chart:class="chart:bubble">
            <chart:domain table:cell-range-address="'ResGeo202Homework5Data2015.csv'.A2:'ResGeo202Homework5Data2015.csv'.A29"/>
            <chart:domain table:cell-range-address="'ResGeo202Homework5Data2015.csv'.C2:'ResGeo202Homework5Data2015.csv'.C29"/>
            <chart:data-point chart:repeated="8"/>
            <chart:data-point chart:style-name="ch9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41">
                <text:p>76.41</text:p>
                <draw:g>
                  <svg:desc>'ResGeo202Homework5Data2015.csv'.C2:'ResGeo202Homework5Data2015.csv'.C29</svg:desc>
                </draw:g>
              </table:table-cell>
              <table:table-cell office:value-type="float" office:value="5200.824">
                <text:p>5200.824</text:p>
                <draw:g>
                  <svg:desc>'ResGeo202Homework5Data2015.csv'.A2:'ResGeo202Homework5Data2015.csv'.A29</svg:desc>
                </draw:g>
              </table:table-cell>
              <table:table-cell office:value-type="float" office:value="4.31">
                <text:p>4.31</text:p>
                <draw:g>
                  <svg:desc>'ResGeo202Homework5Data2015.csv'.E2:'ResGeo202Homework5Data2015.csv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11">
                <text:p>86.11</text:p>
              </table:table-cell>
              <table:table-cell office:value-type="float" office:value="5200.965">
                <text:p>5200.965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07">
                <text:p>84.07</text:p>
              </table:table-cell>
              <table:table-cell office:value-type="float" office:value="5205.068">
                <text:p>5205.068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67">
                <text:p>82.67</text:p>
              </table:table-cell>
              <table:table-cell office:value-type="float" office:value="5208.82">
                <text:p>5208.82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2">
                <text:p>77.2</text:p>
              </table:table-cell>
              <table:table-cell office:value-type="float" office:value="5221.97">
                <text:p>5221.97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37">
                <text:p>79.37</text:p>
              </table:table-cell>
              <table:table-cell office:value-type="float" office:value="5232.421">
                <text:p>5232.42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88">
                <text:p>79.88</text:p>
              </table:table-cell>
              <table:table-cell office:value-type="float" office:value="5248.538">
                <text:p>5248.538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78">
                <text:p>84.78</text:p>
              </table:table-cell>
              <table:table-cell office:value-type="float" office:value="5252.678">
                <text:p>5252.678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63">
                <text:p>80.63</text:p>
              </table:table-cell>
              <table:table-cell office:value-type="float" office:value="5269.203">
                <text:p>5269.203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7">
                <text:p>81.7</text:p>
              </table:table-cell>
              <table:table-cell office:value-type="float" office:value="5280.625">
                <text:p>5280.62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85">
                <text:p>83.85</text:p>
              </table:table-cell>
              <table:table-cell office:value-type="float" office:value="5290.003">
                <text:p>5290.00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34">
                <text:p>82.34</text:p>
              </table:table-cell>
              <table:table-cell office:value-type="float" office:value="5298.556">
                <text:p>5298.55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45">
                <text:p>75.45</text:p>
              </table:table-cell>
              <table:table-cell office:value-type="float" office:value="5422.927">
                <text:p>5422.92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23">
                <text:p>78.23</text:p>
              </table:table-cell>
              <table:table-cell office:value-type="float" office:value="5480.591">
                <text:p>5480.59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78">
                <text:p>80.78</text:p>
              </table:table-cell>
              <table:table-cell office:value-type="float" office:value="5486.787">
                <text:p>5486.78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">
                <text:p>78.7</text:p>
              </table:table-cell>
              <table:table-cell office:value-type="float" office:value="5541.466">
                <text:p>5541.4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13">
                <text:p>82.13</text:p>
              </table:table-cell>
              <table:table-cell office:value-type="float" office:value="5629.328">
                <text:p>5629.32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04">
                <text:p>18.04</text:p>
              </table:table-cell>
              <table:table-cell office:value-type="float" office:value="5654.138">
                <text:p>5654.138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9">
                <text:p>15.89</text:p>
              </table:table-cell>
              <table:table-cell office:value-type="float" office:value="5691.056">
                <text:p>5691.056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2">
                <text:p>7.92</text:p>
              </table:table-cell>
              <table:table-cell office:value-type="float" office:value="5715.484">
                <text:p>5715.48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.04">
                <text:p>85.04</text:p>
              </table:table-cell>
              <table:table-cell office:value-type="float" office:value="5857.44">
                <text:p>5857.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63">
                <text:p>86.63</text:p>
              </table:table-cell>
              <table:table-cell office:value-type="float" office:value="5878.717">
                <text:p>5878.71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9">
                <text:p>11.19</text:p>
              </table:table-cell>
              <table:table-cell office:value-type="float" office:value="6000.143">
                <text:p>6000.143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44">
                <text:p>40.44</text:p>
              </table:table-cell>
              <table:table-cell office:value-type="float" office:value="6020.27">
                <text:p>6020.2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87">
                <text:p>56.87</text:p>
              </table:table-cell>
              <table:table-cell office:value-type="float" office:value="6114.419">
                <text:p>6114.419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07">
                <text:p>59.07</text:p>
              </table:table-cell>
              <table:table-cell office:value-type="float" office:value="6142.558">
                <text:p>6142.558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88">
                <text:p>56.88</text:p>
              </table:table-cell>
              <table:table-cell office:value-type="float" office:value="6154.562">
                <text:p>6154.56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4">
                <text:p>5.34</text:p>
              </table:table-cell>
              <table:table-cell office:value-type="float" office:value="6164.197">
                <text:p>6164.197</text:p>
              </table:table-cell>
              <table:table-cell office:value-type="float" office:value="16.72">
                <text:p>16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200" chart:maximum="6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9cm" svg:y="0.316cm" chart:style-name="ch2">
          <text:p>Fracture Location Histogram</text:p>
        </chart:title>
        <chart:plot-area chart:style-name="ch3" table:cell-range-address="'ResGeo202Homework5Data2015.csv'.L12:'ResGeo202Homework5Data2015.csv'.M31" svg:x="1.331cm" svg:y="1.275cm" svg:width="14.349cm" svg:height="6.564cm">
          <chartooo:coordinate-region svg:x="1.767cm" svg:y="1.474cm" svg:width="13.541cm" svg:height="5.718cm"/>
          <chart:axis chart:dimension="x" chart:name="primary-x" chart:style-name="ch4">
            <chart:title svg:x="7.376cm" svg:y="8.019cm" chart:style-name="ch5">
              <text:p>Fracture Depth</text:p>
            </chart:title>
          </chart:axis>
          <chart:axis chart:dimension="y" chart:name="primary-y" chart:style-name="ch6">
            <chart:title svg:x="0.451cm" svg:y="5.196cm" chart:style-name="ch7">
              <text:p>Number</text:p>
            </chart:title>
            <chart:grid chart:style-name="ch8" chart:class="major"/>
          </chart:axis>
          <chart:series chart:style-name="ch9" chart:values-cell-range-address="'ResGeo202Homework5Data2015.csv'.M12:'ResGeo202Homework5Data2015.csv'.M31" chart:class="chart:scatter">
            <chart:domain table:cell-range-address="'ResGeo202Homework5Data2015.csv'.L12:'ResGeo202Homework5Data2015.csv'.L3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00">
                <text:p>5200</text:p>
                <draw:g>
                  <svg:desc>'ResGeo202Homework5Data2015.csv'.L12:'ResGeo202Homework5Data2015.csv'.L31</svg:desc>
                </draw:g>
              </table:table-cell>
              <table:table-cell office:value-type="float" office:value="0">
                <text:p>0</text:p>
                <draw:g>
                  <svg:desc>'ResGeo202Homework5Data2015.csv'.M12:'ResGeo202Homework5Data2015.csv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0">
                <text:p>5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0">
                <text:p>5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50">
                <text:p>5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00">
                <text:p>5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0">
                <text:p>5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">
                <text:p>5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50">
                <text:p>5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0">
                <text:p>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0">
                <text:p>5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0">
                <text:p>5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0">
                <text:p>5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00">
                <text:p>5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50">
                <text:p>5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0">
                <text:p>5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50">
                <text:p>5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50">
                <text:p>6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00">
                <text:p>6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50">
                <text:p>61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Strike and Fracture Aperture</text:p>
        </chart:title>
        <chart:plot-area chart:style-name="ch3" table:cell-range-address="'ResGeo202Homework5Data2015.csv'.B2:'ResGeo202Homework5Data2015.csv'.B29 'ResGeo202Homework5Data2015.csv'.E2:'ResGeo202Homework5Data2015.csv'.E29" svg:x="1.331cm" svg:y="1.275cm" svg:width="14.349cm" svg:height="6.564cm">
          <chartooo:coordinate-region svg:x="1.767cm" svg:y="1.474cm" svg:width="13.448cm" svg:height="5.718cm"/>
          <chart:axis chart:dimension="x" chart:name="primary-x" chart:style-name="ch4">
            <chart:title svg:x="7.35cm" svg:y="8.019cm" chart:style-name="ch5">
              <text:p>Strike Direction</text:p>
            </chart:title>
          </chart:axis>
          <chart:axis chart:dimension="y" chart:name="primary-y" chart:style-name="ch4">
            <chart:title svg:x="0.451cm" svg:y="5.858cm" chart:style-name="ch6">
              <text:p>Fracture Aperture</text:p>
            </chart:title>
            <chart:grid chart:style-name="ch7" chart:class="major"/>
          </chart:axis>
          <chart:series chart:style-name="ch8" chart:values-cell-range-address="'ResGeo202Homework5Data2015.csv'.E2:'ResGeo202Homework5Data2015.csv'.E29" chart:class="chart:scatter">
            <chart:domain table:cell-range-address="'ResGeo202Homework5Data2015.csv'.B2:'ResGeo202Homework5Data2015.csv'.B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8.25">
                <text:p>228.25</text:p>
                <draw:g>
                  <svg:desc>'ResGeo202Homework5Data2015.csv'.B2:'ResGeo202Homework5Data2015.csv'.B29</svg:desc>
                </draw:g>
              </table:table-cell>
              <table:table-cell office:value-type="float" office:value="4.31">
                <text:p>4.31</text:p>
                <draw:g>
                  <svg:desc>'ResGeo202Homework5Data2015.csv'.E2:'ResGeo202Homework5Data2015.csv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.8">
                <text:p>207.8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.97">
                <text:p>233.97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68">
                <text:p>206.68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.65">
                <text:p>214.6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.99">
                <text:p>211.9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4.61">
                <text:p>214.61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.41">
                <text:p>226.41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5.5">
                <text:p>245.5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8.08">
                <text:p>238.0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6.76">
                <text:p>226.76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.76">
                <text:p>212.7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.49">
                <text:p>220.4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.58">
                <text:p>235.5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.03">
                <text:p>203.0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.51">
                <text:p>228.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.75">
                <text:p>162.7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8">
                <text:p>7.48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.8">
                <text:p>162.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.46">
                <text:p>224.4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.11">
                <text:p>219.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4">
                <text:p>5.74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">
                <text:p>0.3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.54">
                <text:p>201.54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.4">
                <text:p>208.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.38">
                <text:p>200.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1.6">
                <text:p>351.6</text:p>
              </table:table-cell>
              <table:table-cell office:value-type="float" office:value="16.72">
                <text:p>16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Dip and Fracture Aperture</text:p>
        </chart:title>
        <chart:plot-area chart:style-name="ch3" table:cell-range-address="'ResGeo202Homework5Data2015.csv'.C2:'ResGeo202Homework5Data2015.csv'.C29 'ResGeo202Homework5Data2015.csv'.E2:'ResGeo202Homework5Data2015.csv'.E29" svg:x="1.331cm" svg:y="1.275cm" svg:width="14.349cm" svg:height="6.564cm">
          <chartooo:coordinate-region svg:x="1.767cm" svg:y="1.474cm" svg:width="13.448cm" svg:height="5.718cm"/>
          <chart:axis chart:dimension="x" chart:name="primary-x" chart:style-name="ch4">
            <chart:title svg:x="7.35cm" svg:y="8.019cm" chart:style-name="ch5">
              <text:p>Strike Direction</text:p>
            </chart:title>
          </chart:axis>
          <chart:axis chart:dimension="y" chart:name="primary-y" chart:style-name="ch4">
            <chart:title svg:x="0.451cm" svg:y="5.858cm" chart:style-name="ch6">
              <text:p>Fracture Aperture</text:p>
            </chart:title>
            <chart:grid chart:style-name="ch7" chart:class="major"/>
          </chart:axis>
          <chart:series chart:style-name="ch8" chart:values-cell-range-address="'ResGeo202Homework5Data2015.csv'.E2:'ResGeo202Homework5Data2015.csv'.E29" chart:class="chart:scatter">
            <chart:domain table:cell-range-address="'ResGeo202Homework5Data2015.csv'.C2:'ResGeo202Homework5Data2015.csv'.C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41">
                <text:p>76.41</text:p>
                <draw:g>
                  <svg:desc>'ResGeo202Homework5Data2015.csv'.C2:'ResGeo202Homework5Data2015.csv'.C29</svg:desc>
                </draw:g>
              </table:table-cell>
              <table:table-cell office:value-type="float" office:value="4.31">
                <text:p>4.31</text:p>
                <draw:g>
                  <svg:desc>'ResGeo202Homework5Data2015.csv'.E2:'ResGeo202Homework5Data2015.csv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11">
                <text:p>86.11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07">
                <text:p>84.07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67">
                <text:p>82.67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2">
                <text:p>77.2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37">
                <text:p>79.37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88">
                <text:p>79.88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78">
                <text:p>84.78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63">
                <text:p>80.63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7">
                <text:p>81.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85">
                <text:p>83.85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34">
                <text:p>82.3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45">
                <text:p>75.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23">
                <text:p>78.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78">
                <text:p>80.7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7">
                <text:p>78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13">
                <text:p>82.1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04">
                <text:p>18.04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9">
                <text:p>15.89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2">
                <text:p>7.9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.04">
                <text:p>85.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63">
                <text:p>86.6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19">
                <text:p>11.19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44">
                <text:p>40.44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87">
                <text:p>56.87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07">
                <text:p>59.0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88">
                <text:p>56.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4">
                <text:p>5.34</text:p>
              </table:table-cell>
              <table:table-cell office:value-type="float" office:value="16.72">
                <text:p>16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11cm" svg:y="0.316cm" chart:style-name="ch2">
          <text:p>Dip Direction and Fracture Aperture</text:p>
        </chart:title>
        <chart:plot-area chart:style-name="ch3" table:cell-range-address="'ResGeo202Homework5Data2015.csv'.D2:'ResGeo202Homework5Data2015.csv'.E29" svg:x="1.331cm" svg:y="1.275cm" svg:width="14.349cm" svg:height="6.564cm">
          <chartooo:coordinate-region svg:x="1.767cm" svg:y="1.474cm" svg:width="13.448cm" svg:height="5.718cm"/>
          <chart:axis chart:dimension="x" chart:name="primary-x" chart:style-name="ch4">
            <chart:title svg:x="7.35cm" svg:y="8.019cm" chart:style-name="ch5">
              <text:p>Strike Direction</text:p>
            </chart:title>
          </chart:axis>
          <chart:axis chart:dimension="y" chart:name="primary-y" chart:style-name="ch4">
            <chart:title svg:x="0.451cm" svg:y="5.858cm" chart:style-name="ch6">
              <text:p>Fracture Aperture</text:p>
            </chart:title>
            <chart:grid chart:style-name="ch7" chart:class="major"/>
          </chart:axis>
          <chart:series chart:style-name="ch8" chart:values-cell-range-address="'ResGeo202Homework5Data2015.csv'.E2:'ResGeo202Homework5Data2015.csv'.E29" chart:class="chart:scatter">
            <chart:domain table:cell-range-address="'ResGeo202Homework5Data2015.csv'.D2:'ResGeo202Homework5Data2015.csv'.D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.25">
                <text:p>318.25</text:p>
                <draw:g>
                  <svg:desc>'ResGeo202Homework5Data2015.csv'.D2:'ResGeo202Homework5Data2015.csv'.D29</svg:desc>
                </draw:g>
              </table:table-cell>
              <table:table-cell office:value-type="float" office:value="4.31">
                <text:p>4.31</text:p>
                <draw:g>
                  <svg:desc>'ResGeo202Homework5Data2015.csv'.E2:'ResGeo202Homework5Data2015.csv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7.8">
                <text:p>297.8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.97">
                <text:p>323.97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.68">
                <text:p>296.68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.65">
                <text:p>304.6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.99">
                <text:p>301.9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4.61">
                <text:p>304.61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.41">
                <text:p>316.41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.5">
                <text:p>335.5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8.08">
                <text:p>328.0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.76">
                <text:p>316.76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.76">
                <text:p>302.7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.49">
                <text:p>310.4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.58">
                <text:p>325.5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3.03">
                <text:p>293.0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.51">
                <text:p>318.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.75">
                <text:p>252.75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48">
                <text:p>97.48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.8">
                <text:p>252.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4.46">
                <text:p>314.4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9.11">
                <text:p>309.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74">
                <text:p>95.74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.37">
                <text:p>90.37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.54">
                <text:p>291.54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8.4">
                <text:p>298.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.38">
                <text:p>290.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.6">
                <text:p>81.6</text:p>
              </table:table-cell>
              <table:table-cell office:value-type="float" office:value="16.72">
                <text:p>16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